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font-size="14pt" officeooo:rsid="001c0523" officeooo:paragraph-rsid="001c0523" style:font-size-asian="14pt" style:language-asian="zh" style:country-asian="CN" style:font-size-complex="14pt"/>
    </style:style>
    <style:style style:name="P2" style:family="paragraph" style:parent-style-name="Standard">
      <style:paragraph-properties fo:line-height="115%" fo:text-align="justify" style:justify-single-word="false"/>
      <style:text-properties fo:font-size="13.6999998092651pt" officeooo:rsid="001c0523" officeooo:paragraph-rsid="001c0523" style:font-size-asian="12pt" style:language-asian="zh" style:country-asian="CN" style:font-size-complex="13.6999998092651pt"/>
    </style:style>
    <style:style style:name="P3" style:family="paragraph" style:parent-style-name="Standard">
      <style:paragraph-properties fo:line-height="115%" fo:text-align="justify" style:justify-single-word="false"/>
      <style:text-properties fo:color="#ff6600" fo:font-size="14pt" officeooo:rsid="001c0523" officeooo:paragraph-rsid="001c0523" style:font-size-asian="14pt" style:language-asian="zh" style:country-asian="CN" style:font-size-complex="14pt"/>
    </style:style>
    <style:style style:name="P4" style:family="paragraph" style:parent-style-name="Standard">
      <style:paragraph-properties fo:margin-left="1.245cm" fo:margin-right="0cm" fo:line-height="115%" fo:text-align="justify" style:justify-single-word="false" fo:text-indent="0cm" style:auto-text-indent="false"/>
      <style:text-properties officeooo:rsid="001c0523" officeooo:paragraph-rsid="001c0523" style:language-asian="zh" style:country-asian="CN"/>
    </style:style>
    <style:style style:name="P5" style:family="paragraph" style:parent-style-name="Standard">
      <style:paragraph-properties fo:margin-left="1.245cm" fo:margin-right="0cm" fo:line-height="115%" fo:text-align="justify" style:justify-single-word="false" fo:text-indent="0cm" style:auto-text-indent="false"/>
      <style:text-properties officeooo:rsid="001d3ee0" officeooo:paragraph-rsid="001d3ee0" style:language-asian="zh" style:country-asian="CN"/>
    </style:style>
    <style:style style:name="P6" style:family="paragraph" style:parent-style-name="Standard">
      <style:paragraph-properties fo:margin-left="1.245cm" fo:margin-right="0cm" fo:line-height="115%" fo:text-align="justify" style:justify-single-word="false" fo:text-indent="0cm" style:auto-text-indent="false"/>
      <style:text-properties officeooo:rsid="001e5cff" officeooo:paragraph-rsid="001e5cff" style:language-asian="zh" style:country-asian="CN"/>
    </style:style>
    <style:style style:name="P7" style:family="paragraph" style:parent-style-name="Standard">
      <style:paragraph-properties fo:margin-left="1.245cm" fo:margin-right="0cm" fo:line-height="115%" fo:text-align="justify" style:justify-single-word="false" fo:text-indent="0cm" style:auto-text-indent="false"/>
      <style:text-properties fo:color="#ff3333" officeooo:rsid="001e26b6" officeooo:paragraph-rsid="001e26b6" style:language-asian="zh" style:country-asian="CN"/>
    </style:style>
    <style:style style:name="P8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fo:color="#000000" officeooo:rsid="0023134d" officeooo:paragraph-rsid="0023134d" fo:background-color="transparent" style:language-asian="zh" style:country-asian="CN"/>
    </style:style>
    <style:style style:name="T1" style:family="text">
      <style:text-properties officeooo:rsid="00203f4e"/>
    </style:style>
    <style:style style:name="T2" style:family="text">
      <style:text-properties officeooo:rsid="0024c1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入职第一步</text:p>
      <text:p text:style-name="P1"/>
      <text:p text:style-name="P3">目 录 ：</text:p>
      <text:p text:style-name="P2"/>
      <text:p text:style-name="P4">1、钉钉的使用</text:p>
      <text:p text:style-name="P4">2、Teambition的使用</text:p>
      <text:p text:style-name="P4">3、github的使用</text:p>
      <text:p text:style-name="P4">4、Markdown的使用</text:p>
      <text:p text:style-name="P4">5、SourceTree的使用</text:p>
      <text:p text:style-name="P4">6、Webstorm的使用</text:p>
      <text:p text:style-name="P4">6、开发者工具，eg：Chrome DevTool、WeiXin DevTool</text:p>
      <text:p text:style-name="P5">7、科学上网（翻墙）</text:p>
      <text:p text:style-name="P6">8、HTML/CSS/JS的重要知识点整理</text:p>
      <text:p text:style-name="P5"/>
      <text:p text:style-name="P5"/>
      <text:p text:style-name="P7"><text:span text:style-name="T1">9</text:span>、React+mbox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1、钉钉的使用：</text:p>
      <text:p text:style-name="P8"><text:tab/><text:span text:style-name="T2">1&gt;、简介：</text:span></text:p>
      <text:p text:style-name="P8"><text:tab/><text:tab/>钉钉是阿里开发的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M38S</meta:editing-duration>
    <meta:editing-cycles>13</meta:editing-cycles>
    <meta:generator>LibreOffice/5.2.3.3$Windows_X86_64 LibreOffice_project/d54a8868f08a7b39642414cf2c8ef2f228f780cf</meta:generator>
    <dc:date>2017-06-30T18:28:02.132000000</dc:date>
    <meta:document-statistic meta:table-count="0" meta:image-count="0" meta:object-count="0" meta:page-count="2" meta:paragraph-count="15" meta:word-count="105" meta:character-count="192" meta:non-whitespace-character-count="185"/>
    <meta:user-defined meta:name="Info 1"/>
    <meta:user-defined meta:name="Info 2"/>
    <meta:user-defined meta:name="Info 3"/>
    <meta:user-defined meta:name="Info 4"/>
  </office:meta>
</office:document-meta>
</file>